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style:font-name="Arial" fo:font-size="12pt" fo:language="en" fo:country="US" fo:font-weight="normal" fo:background-color="transparent" style:font-size-asian="12pt" style:font-weight-asian="normal" style:font-size-complex="12pt" style:font-weight-complex="normal"/>
    </style:style>
    <style:style style:name="P3" style:family="paragraph" style:parent-style-name="Text_20_body">
      <style:paragraph-properties fo:line-height="150%"/>
      <style:text-properties fo:language="en" fo:country="US"/>
    </style:style>
    <style:style style:name="P4" style:family="paragraph" style:parent-style-name="Text_20_body">
      <style:paragraph-properties fo:line-height="150%"/>
      <style:text-properties style:font-name="Arial" fo:language="en" fo:country="US"/>
    </style:style>
    <style:style style:name="P5" style:family="paragraph" style:parent-style-name="Text_20_body">
      <style:paragraph-properties fo:line-height="150%"/>
      <style:text-properties style:font-name="Arial"/>
    </style:style>
    <style:style style:name="T1" style:family="text">
      <style:text-properties style:font-name="Arial" fo:font-size="12pt" fo:font-weight="normal" fo:background-color="transparent" style:font-size-asian="12pt" style:font-weight-asian="normal" style:font-name-complex="Times New Roman1" style:font-size-complex="12pt" style:font-weight-complex="normal"/>
    </style:style>
    <style:style style:name="T2" style:family="text">
      <style:text-properties style:font-name="Arial" fo:font-size="12pt" fo:language="en" fo:country="US" fo:font-weight="normal" fo:background-color="transparent" style:font-size-asian="12pt" style:font-weight-asian="normal" style:font-name-complex="Times New Roman1" style:font-size-complex="12pt" style:font-weight-complex="normal"/>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language="en" fo:country="none" style:font-size-asian="12pt" style:font-name-complex="Times New Roman1" style:font-size-complex="12pt"/>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fo:font-size="12pt" style:font-size-asian="12pt" style:font-name-complex="Times New Roman1" style:font-size-complex="12pt"/>
    </style:style>
    <style:style style:name="T7" style:family="text">
      <style:text-properties fo:font-size="12pt" fo:language="en" fo:country="US" style:font-size-asian="12pt" style:font-name-complex="Times New Roman1" style:font-size-complex="12pt"/>
    </style:style>
    <style:style style:name="T8"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9" style:family="text">
      <style:text-properties fo:font-size="12pt" fo:language="en" fo:country="none"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2">Registreringsdelen foregår i en database, der er udviklet til projektets formål om automatiseret registrering. Måden, som registrering bliver fortaget på, er gennem målinger af klodsens størrelser, hvorefter klodsen bliver flyttet over til vejecellen. </text:p>
      <text:p text:style-name="P2">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3"><text:span text:style-name="T1">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3"><text:line-break/></text:span></text:p>
      <text:p text:style-name="P4"><text:span text:style-name="T6">The purpose with the project SIR is to implement a Scorbot ER-4U for the company RoboGo. This robot and its associated software is designed with the purpose to automate an existing manual process of sorting and recording the dimensions of different blocks with different colours, masses and densities. <text:s/></text:span></text:p>
      <text:p text:style-name="P5"><text:span text:style-name="T7">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9">weight cell. </text:span></text:p>
      <text:p text:style-name="P5"><text:span text:style-name="T9">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span></text:p>
      <text:p text:style-name="P5"><text:span text:style-name="T9">To achive succes with this system, gained knowledge from Engineering Aarhus Universitet courses </text:span><text:span text:style-name="T8">”Software test”, ”Windows Programmering”, ”Interfacing” and ”Databaser”</text:span><text:span text:style-name="T9"> <text:s/>is being put to use. All of the mentioned courses have individual played a speciel role. </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0:52:34.18</meta:creation-date>
    <meta:document-statistic meta:table-count="0" meta:image-count="0" meta:object-count="0" meta:page-count="1" meta:paragraph-count="8" meta:word-count="326" meta:character-count="2157" meta:non-whitespace-character-count="1828"/>
    <dc:date>2012-05-21T11:43:38.64</dc:date>
    <meta:editing-duration>PT11M9S</meta:editing-duration>
    <meta:editing-cycles>1</meta:editing-cycles>
    <meta:generator>LibreOffice/3.4$Win32 LibreOffice_project/340m1$Build-402</meta:generator>
  </office:meta>
</office:document-meta>
</file>